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Arial" svg:font-family="Arial" style:font-family-generic="roman" style:font-pitch="variable"/>
    <style:font-face style:name="Arial, sans-serif" svg:font-family="'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normal" fo:font-weight="normal" officeooo:paragraph-rsid="0017fa43" style:font-style-asian="normal" style:font-weight-asian="normal" style:font-style-complex="normal" style:font-weight-complex="normal"/>
    </style:style>
    <style:style style:name="P2" style:family="paragraph" style:parent-style-name="Standard">
      <style:text-properties fo:font-style="normal" fo:font-weight="normal" officeooo:paragraph-rsid="0018abba" style:font-style-asian="normal" style:font-weight-asian="normal" style:font-style-complex="normal" style:font-weight-complex="normal"/>
    </style:style>
    <style:style style:name="P3" style:family="paragraph" style:parent-style-name="Standard">
      <style:text-properties fo:font-style="normal" fo:font-weight="normal" officeooo:rsid="002aae43" officeooo:paragraph-rsid="002aae43" style:font-style-asian="normal" style:font-weight-asian="normal" style:font-style-complex="normal" style:font-weight-complex="normal"/>
    </style:style>
    <style:style style:name="P4" style:family="paragraph" style:parent-style-name="Standard">
      <style:text-properties officeooo:paragraph-rsid="0017fa43"/>
    </style:style>
    <style:style style:name="P5" style:family="paragraph" style:parent-style-name="Standard">
      <style:text-properties fo:color="#000000" style:font-name="Arial, sans-serif" officeooo:rsid="00400a00" officeooo:paragraph-rsid="00400a00"/>
    </style:style>
    <style:style style:name="P6" style:family="paragraph" style:parent-style-name="Text_20_body">
      <style:text-properties officeooo:paragraph-rsid="002aae43"/>
    </style:style>
    <style:style style:name="P7" style:family="paragraph" style:parent-style-name="Text_20_body">
      <style:text-properties officeooo:rsid="003ca5f9" officeooo:paragraph-rsid="003e8813"/>
    </style:style>
    <style:style style:name="P8" style:family="paragraph" style:parent-style-name="Text_20_body">
      <style:text-properties officeooo:paragraph-rsid="003ca5f9"/>
    </style:style>
    <style:style style:name="P9" style:family="paragraph" style:parent-style-name="Text_20_body">
      <style:text-properties officeooo:paragraph-rsid="003e8813"/>
    </style:style>
    <style:style style:name="P10" style:family="paragraph" style:parent-style-name="Table_20_Contents">
      <style:paragraph-properties fo:text-align="start" style:justify-single-word="false"/>
      <style:text-properties style:font-name="Arial, sans-serif" officeooo:rsid="00400a00" officeooo:paragraph-rsid="00400a00"/>
    </style:style>
    <style:style style:name="P11" style:family="paragraph" style:parent-style-name="Table_20_Contents">
      <style:paragraph-properties fo:text-align="center" style:justify-single-word="false"/>
      <style:text-properties style:font-name="Arial, sans-serif" fo:font-weight="bold" officeooo:rsid="00400a00" officeooo:paragraph-rsid="00400a00" style:font-weight-asian="bold" style:font-weight-complex="bold"/>
    </style:style>
    <style:style style:name="P12" style:family="paragraph" style:parent-style-name="Table_20_Contents">
      <style:paragraph-properties fo:text-align="start" style:justify-single-word="false"/>
      <style:text-properties style:font-name="Arial, sans-serif" officeooo:rsid="0043a9cd" officeooo:paragraph-rsid="0043a9cd"/>
    </style:style>
    <style:style style:name="P13" style:family="paragraph" style:parent-style-name="Table_20_Contents">
      <style:paragraph-properties fo:text-align="start" style:justify-single-word="false"/>
      <style:text-properties fo:color="#000000" style:font-name="Arial, sans-serif" officeooo:rsid="00400a00" officeooo:paragraph-rsid="00400a00"/>
    </style:style>
    <style:style style:name="P14" style:family="paragraph" style:parent-style-name="Text_20_body_20__28_user_29_">
      <style:text-properties fo:color="#000000" style:font-name="Arial, sans-serif" officeooo:rsid="0011c86e" officeooo:paragraph-rsid="003ca5f9"/>
    </style:style>
    <style:style style:name="P15" style:family="paragraph" style:parent-style-name="Text_20_body_20__28_user_29_">
      <style:text-properties fo:color="#000000" style:font-name="Arial, sans-serif" officeooo:rsid="00121ba2" officeooo:paragraph-rsid="003ca5f9"/>
    </style:style>
    <style:style style:name="P16" style:family="paragraph" style:parent-style-name="Text_20_body_20__28_user_29_">
      <style:text-properties fo:color="#000000" style:font-name="Arial, sans-serif" fo:font-weight="bold" officeooo:rsid="0011c86e" officeooo:paragraph-rsid="003ca5f9" style:font-weight-asian="bold" style:font-weight-complex="bold"/>
    </style:style>
    <style:style style:name="P17" style:family="paragraph" style:parent-style-name="Text_20_body_20__28_user_29_">
      <style:paragraph-properties fo:text-align="center" style:justify-single-word="false"/>
      <style:text-properties fo:color="#000000" style:font-name="Arial, sans-serif" fo:font-weight="bold" officeooo:rsid="00400a00" officeooo:paragraph-rsid="00400a00" style:font-weight-asian="bold" style:font-weight-complex="bold"/>
    </style:style>
    <style:style style:name="P18" style:family="paragraph" style:parent-style-name="Text_20_body_20__28_user_29_">
      <style:text-properties fo:color="#000000" style:font-name="Arial, sans-serif" officeooo:rsid="00400a00" officeooo:paragraph-rsid="00400a00"/>
    </style:style>
    <style:style style:name="P19" style:family="paragraph" style:parent-style-name="Text_20_body_20__28_user_29_">
      <style:paragraph-properties fo:text-align="start" style:justify-single-word="false"/>
      <style:text-properties fo:color="#000000" style:font-name="Arial, sans-serif" officeooo:rsid="00400a00" officeooo:paragraph-rsid="00400a00"/>
    </style:style>
    <style:style style:name="P20" style:family="paragraph" style:parent-style-name="Text_20_body_20__28_user_29_">
      <style:text-properties fo:color="#000000" style:font-name="DejaVu Sans Mono" fo:font-size="10pt" officeooo:rsid="0011c86e" officeooo:paragraph-rsid="003ca5f9" style:font-size-asian="10pt" style:font-size-complex="10pt"/>
    </style:style>
    <style:style style:name="P21" style:family="paragraph" style:parent-style-name="Text_20_body_20__28_user_29_">
      <style:paragraph-properties fo:text-align="start" style:justify-single-word="false"/>
      <style:text-properties fo:color="#000000" style:font-name="DejaVu Sans Mono" fo:font-size="10pt" officeooo:rsid="0011c86e" officeooo:paragraph-rsid="00400e0c" style:font-size-asian="10pt" style:font-size-complex="10pt"/>
    </style:style>
    <style:style style:name="P22" style:family="paragraph" style:parent-style-name="Standard">
      <style:paragraph-properties fo:break-before="page"/>
      <style:text-properties officeooo:paragraph-rsid="0017fa43"/>
    </style:style>
    <style:style style:name="P23" style:family="paragraph" style:parent-style-name="Heading_20_1">
      <style:text-properties officeooo:paragraph-rsid="0017fa43"/>
    </style:style>
    <style:style style:name="P24" style:family="paragraph" style:parent-style-name="Heading_20_2">
      <style:text-properties officeooo:paragraph-rsid="0017fa43"/>
    </style:style>
    <style:style style:name="P25" style:family="paragraph" style:parent-style-name="Heading_20_2">
      <style:text-properties officeooo:paragraph-rsid="002aae43"/>
    </style:style>
    <style:style style:name="P26" style:family="paragraph" style:parent-style-name="Heading_20_2">
      <style:paragraph-properties fo:break-before="page"/>
    </style:style>
    <style:style style:name="P27" style:family="paragraph" style:parent-style-name="Standard">
      <style:text-properties fo:font-style="normal" fo:font-weight="normal" officeooo:paragraph-rsid="0017fa43" style:font-style-asian="normal" style:font-weight-asian="normal" style:font-style-complex="normal" style:font-weight-complex="normal"/>
    </style:style>
    <style:style style:name="P28" style:family="paragraph" style:parent-style-name="Text_20_body" style:list-style-name="L1">
      <style:text-properties officeooo:rsid="003ca5f9" officeooo:paragraph-rsid="003ca5f9"/>
    </style:style>
    <style:style style:name="P29" style:family="paragraph" style:parent-style-name="Text_20_body">
      <style:text-properties officeooo:paragraph-rsid="0017fa43"/>
    </style:style>
    <style:style style:name="P30" style:family="paragraph">
      <style:paragraph-properties fo:margin-left="0in" fo:margin-right="0in" fo:margin-top="0in" fo:margin-bottom="0in" fo:line-height="100%" fo:text-align="center" fo:text-indent="0in"/>
    </style:style>
    <style:style style:name="P31"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32"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33"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34"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style>
    <style:style style:name="P37"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P38"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1"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in" fo:margin-right="0in" fo:margin-top="0in" fo:margin-bottom="0in" fo:line-height="100%" fo:text-indent="0in"/>
      <style:text-properties fo:color="#0000ff"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3" style:family="paragraph">
      <loext:graphic-properties draw:fill="solid" draw:fill-color="#cfe7f5"/>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580b51"/>
    </style:style>
    <style:style style:name="T2" style:family="text">
      <style:text-properties officeooo:rsid="00575300"/>
    </style:style>
    <style:style style:name="T3" style:family="text">
      <style:text-properties officeooo:rsid="001ae39d"/>
    </style:style>
    <style:style style:name="T4" style:family="text">
      <style:text-properties officeooo:rsid="00201d66"/>
    </style:style>
    <style:style style:name="T5" style:family="text">
      <style:text-properties officeooo:rsid="00215c63"/>
    </style:style>
    <style:style style:name="T6" style:family="text">
      <style:text-properties officeooo:rsid="0026ecb0"/>
    </style:style>
    <style:style style:name="T7" style:family="text">
      <style:text-properties officeooo:rsid="002aae43"/>
    </style:style>
    <style:style style:name="T8" style:family="text">
      <style:text-properties officeooo:rsid="002c745b"/>
    </style:style>
    <style:style style:name="T9" style:family="text">
      <style:text-properties officeooo:rsid="002e3d4e"/>
    </style:style>
    <style:style style:name="T10" style:family="text">
      <style:text-properties officeooo:rsid="002e5af4"/>
    </style:style>
    <style:style style:name="T11" style:family="text">
      <style:text-properties officeooo:rsid="0038c26b"/>
    </style:style>
    <style:style style:name="T12" style:family="text">
      <style:text-properties officeooo:rsid="0039029f"/>
    </style:style>
    <style:style style:name="T13" style:family="text">
      <style:text-properties officeooo:rsid="003ca5f9"/>
    </style:style>
    <style:style style:name="T14" style:family="text">
      <style:text-properties officeooo:rsid="00121ba2"/>
    </style:style>
    <style:style style:name="T15" style:family="text">
      <style:text-properties officeooo:rsid="0011fc0f"/>
    </style:style>
    <style:style style:name="T16" style:family="text">
      <style:text-properties officeooo:rsid="003e8813"/>
    </style:style>
    <style:style style:name="T17" style:family="text">
      <style:text-properties officeooo:rsid="00400a00"/>
    </style:style>
    <style:style style:name="T18" style:family="text">
      <style:text-properties officeooo:rsid="00400e0c"/>
    </style:style>
    <style:style style:name="T19" style:family="text">
      <style:text-properties officeooo:rsid="00477b18"/>
    </style:style>
    <style:style style:name="T20" style:family="text">
      <style:text-properties officeooo:rsid="0049ed11"/>
    </style:style>
    <style:style style:name="T21" style:family="text">
      <style:text-properties officeooo:rsid="004b0a03"/>
    </style:style>
    <style:style style:name="T22" style:family="text">
      <style:text-properties officeooo:rsid="004cffe1"/>
    </style:style>
    <style:style style:name="T23"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Arial"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Microsoft YaHei"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8" style:family="text">
      <style:text-properties style:use-window-font-color="true" style:text-outline="false" style:text-line-through-style="none" style:text-line-through-type="none" style:font-name="Arial" fo:font-size="11pt"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29" style:family="text">
      <style:text-properties fo:color="#0000ff" style:text-outline="false" style:text-line-through-style="none" style:text-line-through-typ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807in" fo:min-width="1.77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02in" fo:min-width="1.291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74in" fo:min-width="1.0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2516in" fo:min-width="0.212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57in" fo:min-width="0.432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1457in" fo:min-width="0.557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74in" fo:min-width="1.0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1.0882in" fo:min-width="1.051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83in" fo:min-width="0.573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7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84in" fo:min-width="2.1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0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61in" fo:min-width="2.133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45in" fo:min-width="0.887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43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965in" fo:min-width="0.4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45in" fo:min-width="0.7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5929in" fo:min-width="0.7807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54in" fo:min-width="2.47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717in" fo:min-width="0.3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972in" fo:min-width="0.8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083in" fo:min-width="0.690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201in" fo:min-width="1.129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3717in" fo:min-width="0.36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4665in" fo:min-width="0.579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min-height="0.4626in" fo:min-width="0.4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span text:style-name="T5">Fixed Equipment Controller / </text:span>Door <text:span text:style-name="T8">C</text:span>ontroller</text:h>
      <text:p text:style-name="P29"><text:s text:c="3"/><text:span text:style-name="T21">The QCAN2 acts as a door controller if the FE zone number is set to a number between 1 - 255. The zone number 0 (zero) denotes that the QCAN2 is not in zone controller mode. This setting can be applied from the command line or the web interface. </text:span><text:span text:style-name="T22">It is recommended to power cycle the QCAN2 after setting this mode. The mode and zone is stored in the QCAN2’s non volatile memory. The mode can be set any number of times, there is no limit.</text:span></text:p>
      <text:p text:style-name="P29"><text:s text:c="3"/><text:span text:style-name="T22">If there is another operating zone controller that is in radio range with the same zone number, the QCAN2 will blink the Red / Yellow / Green lights on off until the zone conflict is resolved.</text:span></text:p>
      <text:p text:style-name="P1"><text:s text:c="2"/>The QCAN2 <text:span text:style-name="T7">Fixed</text:span> <text:span text:style-name="T7">Equipment </text:span>controller <text:span text:style-name="T7">facilitates </text:span>communication between the AGV and a <text:span text:style-name="T7">F</text:span>ixed <text:span text:style-name="T7">Equipment</text:span> <text:span text:style-name="T7">(D</text:span>oor <text:span text:style-name="T9">C</text:span>ontroller<text:span text:style-name="T7">)</text:span> mechanism. The AGV communicates with the <text:span text:style-name="T11">FE controller (</text:span>door controller<text:span text:style-name="T11">)</text:span> via the <text:span text:style-name="T11">designated </text:span>door commands. The QCAN2 door controller has <text:span text:style-name="T7">four</text:span> major function <text:span text:style-name="T2">groups</text:span>: </text:p>
      <text:p text:style-name="P1"/>
      <text:p text:style-name="P2"><text:tab/>a.) <text:s/>Occupy Door <text:span text:style-name="T12">Z</text:span>one / <text:span text:style-name="T7">Open Door</text:span></text:p>
      <text:p text:style-name="P2"><text:tab/>b.) <text:s/>Control the door <text:s/><text:span text:style-name="T2">(open / close relays)</text:span></text:p>
      <text:p text:style-name="P1"><text:tab/>c.) <text:s/>Report the status of the door.</text:p>
      <text:p text:style-name="P3"><text:tab/>d.) <text:s/>Leave Door Zone, Close door</text:p>
      <text:p text:style-name="P1"><text:tab/></text:p>
      <text:p text:style-name="P1"><text:s text:c="3"/>The commands correspond to functions of the door. <text:s/>a.) <text:s/>Open door b.) <text:s/>Close door. <text:s text:c="2"/></text:p>
      <text:p text:style-name="P1"><text:s text:c="2"/>The status reports of the door correspond to: <text:s/><text:span text:style-name="T9">c</text:span>.) Door in transition, Door opened, Door closed. <text:s/><text:span text:style-name="T10">The status of the door is passed back to the AGV for further action.</text:span></text:p>
      <text:h text:style-name="P24" text:outline-level="2"><text:bookmark-start text:name="__RefHeading___Toc4481_157170619"/>Intersection controller and door controller combo<text:bookmark-end text:name="__RefHeading___Toc4481_157170619"/></text:h>
      <text:p text:style-name="P4"><text:s text:c="2"/>When an AGV approaches an intersection, that is also a door, <text:span text:style-name="T1">the command sequence is stacked. </text:span>As the door is a singular resource, the intersection controller logic may be simplified. This intersection door combo may be deployed where the peer-to-peer intersection controller has difficulty. <text:span text:style-name="T3">(Future Design Requirement)</text:span></text:p>
      <text:h text:style-name="P25" text:outline-level="2"><text:span text:style-name="T7">D</text:span>oor controller <text:span text:style-name="T7">forwarding </text:span></text:h>
      <text:p text:style-name="P6"><text:s text:c="3"/><text:span text:style-name="T7">The Fixed Equipment controller will echo all commands to its RS-232 serial port, and will obey commands coming from said serial port. Attaching a serial cable to a QCAN2 forwarder’s RS-232 serial port will relay all Fixed Equipment commands in both directions. The forwarder can be placed strategically to solve RF starvation issues, for example controller behind steel door. There is also the possibility to place an RF forwarder without the use of cables. </text:span></text:p>
      <text:h text:style-name="Heading_20_1" text:outline-level="1">Fixed Equipment <text:span text:style-name="T4">Flow C</text:span>hart</text:h>
      <text:p text:style-name="P4"><text:s text:c="2"/><text:span text:style-name="T6">Below is a skeleton flowchart for the fixed equipment. It depicts the ideal flow, as the real life process is somewhat more complex. Over the evolution of the code the protocol changed, but the overall functionality stayed intact.</text:span></text:p>
      <text:p text:style-name="P4"/>
      <text:p text:style-name="P22"><draw:g text:anchor-type="as-char" draw:z-index="0" draw:name="Shape1" draw:style-name="gr1"><draw:custom-shape draw:style-name="gr2" draw:text-style-name="P31" xml:id="id2" draw:id="id2" svg:width="2.185in" svg:height="0.3961in" svg:x="1.7811in" svg:y="7.8in"><text:p text:style-name="P30"><text:span text:style-name="T23">Exit FE Zone</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3" draw:text-style-name="P32" xml:id="id18" draw:id="id18" svg:width="1.6504in" svg:height="0.6933in" svg:x="2.3311in" svg:y="0.1in"><text:p text:style-name="P30"><text:span text:style-name="T24">Enter </text:span></text:p><text:p text:style-name="P30"><text:span text:style-name="T24">Fixed FE Zone</text:span></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4" draw:text-style-name="P33" xml:id="id3" draw:id="id3" svg:width="1.248in" svg:height="1.1862in" svg:x="0.2835in" svg:y="0.7146in"><text:p text:style-name="P30"><text:span text:style-name="T25">AGV</text:span></text:p><text:p text:style-name="P30"><text:span text:style-name="T25">Read Door</text:span></text:p><text:p text:style-name="P30"><text:span text:style-name="T25">Message</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32" xml:id="id15" draw:id="id15" svg:width="0.5795in" svg:height="0.4949in" svg:x="3.5811in" svg:y="3.5055in"><text:p text:style-name="P30"><text:span text:style-name="T24">EVAL</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32" xml:id="id14" draw:id="id14" svg:width="0.8925in" svg:height="0.7004in" svg:x="5.139in" svg:y="4.85in"><text:p text:style-name="P30"><text:span text:style-name="T24">WAIT</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7" draw:text-style-name="P32" xml:id="id1" draw:id="id1" svg:width="1.0705in" svg:height="0.3461in" svg:x="3.511in" svg:y="7.3043in"><text:p text:style-name="P30"><text:span text:style-name="T24">IDLE</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8" draw:text-style-name="P33" xml:id="id11" draw:id="id11" svg:width="1.2488in" svg:height="1.1862in" svg:x="0.2016in" svg:y="3.1098in"><text:p text:style-name="P30"><text:span text:style-name="T25">AGV</text:span></text:p><text:p text:style-name="P30"><text:span text:style-name="T25">FE</text:span></text:p><text:p text:style-name="P30"><text:span text:style-name="T25">Message</text:span></text:p><draw:enhanced-geometry svg:viewBox="0 0 21600 21600" draw:glue-points="10800 0 0 10800 10800 21600 21600 10800" draw:type="flowchart-process" draw:enhanced-path="M 0 0 L 21600 0 21600 21600 0 21600 0 0 Z N"/></draw:custom-shape><draw:custom-shape draw:style-name="gr9" draw:text-style-name="P33" xml:id="id5" draw:id="id5" svg:width="1.2488in" svg:height="1.187in" svg:x="0.2811in" svg:y="6.8in"><text:p text:style-name="P30"><text:span text:style-name="T25">AGV</text:span></text:p><text:p text:style-name="P30"><text:span text:style-name="T25">Release</text:span></text:p><text:p text:style-name="P30"><text:span text:style-name="T25">Message</text:span></text:p><draw:enhanced-geometry svg:viewBox="0 0 21600 21600" draw:glue-points="10800 0 0 10800 10800 21600 21600 10800" draw:type="flowchart-process" draw:enhanced-path="M 0 0 L 21600 0 21600 21600 0 21600 0 0 Z N"/></draw:custom-shape><draw:connector draw:style-name="gr10" draw:text-style-name="P34" svg:x1="4.0465in" svg:y1="7.65in" svg:x2="2.8736in" svg:y2="7.8in" draw:start-shape="id1" draw:start-glue-point="8" draw:end-shape="id2" draw:end-glue-point="4" svg:d="M10278 9022v193h-2979v188" svg:viewBox="0 0 2981 383"><text:p/></draw:connector><draw:line draw:style-name="gr11" draw:text-style-name="P35" svg:x1="1.7315in" svg:y1="1.1004in" svg:x2="2.3343in" svg:y2="1.1004in"><text:p/></draw:line><draw:line draw:style-name="gr11" draw:text-style-name="P35" svg:x1="0.8in" svg:y1="2.9461in" svg:x2="1.3in" svg:y2="2.9409in"><text:p/></draw:line><draw:line draw:style-name="gr11" draw:text-style-name="P35" svg:x1="3.5311in" svg:y1="3.95in" svg:x2="3.085in" svg:y2="3.95in"><text:p/></draw:line><draw:frame draw:style-name="gr12" draw:text-style-name="P37" svg:width="0.7713in" svg:height="0.3071in" svg:x="4.0898in" svg:y="1.3307in"><draw:text-box><text:p text:style-name="P36"><text:span text:style-name="T24">Notes: </text:span></text:p></draw:text-box></draw:frame><draw:rect draw:style-name="gr10" draw:text-style-name="P34" svg:width="2.0461in" svg:height="1.5331in" svg:x="4.2311in" svg:y="1.6673in"><text:p/></draw:rect><draw:frame draw:style-name="gr13" draw:text-style-name="P38" svg:width="2.0961in" svg:height="0.6748in" svg:x="4.2772in" svg:y="1.6909in"><draw:text-box><text:p text:style-name="P36"><text:span text:style-name="T26">1.) The </text:span><text:span text:style-name="T27">Others?</text:span></text:p><text:p text:style-name="P36"><text:span text:style-name="T26">Module consults the RF table</text:span></text:p></draw:text-box></draw:frame><draw:frame draw:style-name="gr14" draw:text-style-name="P38" svg:width="2.1406in" svg:height="0.8661in" svg:x="4.2866in" svg:y="2.2957in"><draw:text-box><text:p text:style-name="P36"><text:span text:style-name="T26">2.) The </text:span><text:span text:style-name="T27">RELEASE</text:span><text:span text:style-name="T26"> Module issues specific release to the first contestant </text:span></text:p></draw:text-box></draw:frame><draw:frame draw:style-name="gr15" draw:text-style-name="P39" svg:width="2.3315in" svg:height="0.2976in" svg:x="4.0811in" svg:y="3.3in"><draw:text-box><text:p text:style-name="P36"><text:span text:style-name="T28">\ 02 ZZ VV 00 → \ 82 ZZ VV 80</text:span></text:p></draw:text-box></draw:frame><draw:frame draw:style-name="gr16" draw:text-style-name="P39" svg:width="2.2315in" svg:height="0.3142in" svg:x="4.0311in" svg:y="0.25in"><draw:text-box><text:p text:style-name="P36"><text:span text:style-name="T28">\ 00 00 00 00 → \ 80 00 00 00</text:span></text:p></draw:text-box></draw:frame><draw:frame draw:style-name="gr17" draw:text-style-name="P39" svg:width="2.3315in" svg:height="0.315in" svg:x="0in" svg:y="0in"><draw:text-box><text:p text:style-name="P36"><text:span text:style-name="T28">\ 0a ZZ VV 00 → \ 8a ZZ VV 00</text:span></text:p></draw:text-box></draw:frame><draw:custom-shape draw:style-name="gr18" draw:text-style-name="P32" xml:id="id4" draw:id="id4" svg:width="1.7835in" svg:height="0.6925in" svg:x="2.298in" svg:y="0.9583in"><text:p text:style-name="P30"><text:span text:style-name="T24">State Change</text:span></text:p><text:p text:style-name="P30"><text:span text:style-name="T24">READ_DOOR</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10" draw:text-style-name="P34" svg:x1="1.5311in" svg:y1="1.3079in" svg:x2="2.4756in" svg:y2="1.3051in" draw:start-shape="id3" draw:start-glue-point="7" draw:end-shape="id4" draw:end-glue-point="6" svg:d="M3889-7088h974v-7h1425" svg:viewBox="0 0 2401 9"><text:p/></draw:connector><draw:frame draw:style-name="gr19" draw:text-style-name="P40" svg:width="2.637in" svg:height="0.3142in" svg:x="0.0453in" svg:y="2.0366in"><draw:text-box><text:p text:style-name="P36"><text:span text:style-name="T26">\ 03 ZZ VV 00 → \ 82 ZZ VV SS</text:span></text:p></draw:text-box></draw:frame><draw:custom-shape draw:style-name="gr20" draw:text-style-name="P32" xml:id="id13" draw:id="id13" svg:width="1.2496in" svg:height="0.9898in" svg:x="2.3811in" svg:y="4.161in"><text:p text:style-name="P30"><text:span text:style-name="T24">Others?</text:span></text:p><text:p text:style-name="P30"><text:span text:style-name="T24">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21" draw:text-style-name="P32" xml:id="id12" draw:id="id12" svg:width="1.6059in" svg:height="0.6925in" svg:x="2.2756in" svg:y="2.4583in"><text:p text:style-name="P30"><text:span text:style-name="T24">State Change</text:span></text:p><text:p text:style-name="P30"><text:span text:style-name="T24">EVAL</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1" draw:text-style-name="P41" xml:id="id6" draw:id="id6" svg:width="1.6059in" svg:height="0.6925in" svg:x="1.9043in" svg:y="6.9165in"><text:p text:style-name="P30"><text:span text:style-name="T26">State Change</text:span></text:p><text:p text:style-name="P30"><text:span text:style-name="T26">RELEASE</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22" draw:text-style-name="P32" xml:id="id10" draw:id="id10" svg:width="1.6059in" svg:height="0.6921in" svg:x="2.1256in" svg:y="5.6008in"><text:p text:style-name="P30"><text:span text:style-name="T24">State Change</text:span></text:p><text:p text:style-name="P30"><text:span text:style-name="T24">BULLY</text:span></text:p><draw:enhanced-geometry svg:viewBox="0 0 21600 21600" draw:glue-points="12960 0 10800 0 2160 10800 8600 21600 10800 21600 19400 10800" draw:text-areas="4230 0 17370 21600" draw:type="flowchart-data" draw:enhanced-path="M 4230 0 L 21600 0 17370 21600 0 21600 4230 0 Z N"/></draw:custom-shape><draw:connector draw:style-name="gr10" draw:text-style-name="P34" svg:x1="1.5299in" svg:y1="7.3937in" svg:x2="2.0646in" svg:y2="7.2634in" draw:start-shape="id5" draw:start-glue-point="7" draw:end-shape="id6" draw:end-glue-point="6" svg:d="M3886 8371h476v-331h882" svg:viewBox="0 0 1360 333"><text:p/></draw:connector><draw:connector draw:style-name="gr10" draw:text-style-name="P34" svg:x1="3.3465in" svg:y1="7.2634in" svg:x2="4.0465in" svg:y2="7.3043in" draw:start-shape="id6" draw:start-glue-point="9" draw:end-shape="id1" draw:end-glue-point="4" svg:d="M8500 8040h1778v104" svg:viewBox="0 0 1780 106"><text:p/></draw:connector><draw:frame draw:style-name="gr23" draw:text-style-name="P37" svg:width="2.6685in" svg:height="0.3142in" svg:x="0.0236in" svg:y="6.3866in"><draw:text-box><text:p text:style-name="P36"><text:span text:style-name="T24">\ 00 00 VV 00 → \ 80 00 VV 00</text:span></text:p></draw:text-box></draw:frame><draw:custom-shape draw:style-name="gr24" draw:text-style-name="P41" xml:id="id7" draw:id="id7" svg:width="1.115in" svg:height="0.9398in" svg:x="4.2165in" svg:y="6.5008in"><text:p text:style-name="P30"><text:span text:style-name="T26">Others?</text:span></text:p><text:p text:style-name="P30"><text:span text:style-name="T26">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line draw:style-name="gr11" draw:text-style-name="P35" svg:x1="2.0815in" svg:y1="4.5004in" svg:x2="1.6354in" svg:y2="4.5004in"><text:p/></draw:line><draw:rect draw:style-name="gr10" draw:text-style-name="P34" svg:width="1.9622in" svg:height="0.6925in" svg:x="4.2811in" svg:y="0.55in"><text:p/></draw:rect><draw:frame draw:style-name="gr25" draw:text-style-name="P42" svg:width="1.0539in" svg:height="0.6961in" svg:x="5.1181in" svg:y="0.5543in"><draw:text-box><text:p text:style-name="P36"><text:span text:style-name="T29">VV <text:s/>Vehicle</text:span></text:p><text:p text:style-name="P36"><text:span text:style-name="T29">ZZ <text:s text:c="2"/>Zone</text:span></text:p><text:p text:style-name="P36"><text:span text:style-name="T29">SS <text:s text:c="2"/>Status</text:span></text:p></draw:text-box></draw:frame><draw:frame draw:style-name="gr26" draw:text-style-name="P37" svg:width="0.8886in" svg:height="0.3071in" svg:x="4.3311in" svg:y="0.6571in"><draw:text-box><text:p text:style-name="P36"><text:span text:style-name="T26">Symbols</text:span><text:span text:style-name="T24">:</text:span></text:p></draw:text-box></draw:frame><draw:custom-shape draw:style-name="gr27" draw:text-style-name="P41" xml:id="id8" draw:id="id8" svg:width="1.4705in" svg:height="0.5941in" svg:x="4.961in" svg:y="7.2563in"><text:p text:style-name="P30"><text:span text:style-name="T26">Duplicate </text:span></text:p><text:p text:style-name="P30"><text:span text:style-name="T26">Bully Handle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10" draw:text-style-name="P34" svg:x1="5.3311in" svg:y1="6.9709in" svg:x2="5.6965in" svg:y2="7.2563in" draw:start-shape="id7" draw:start-glue-point="7" draw:end-shape="id8" draw:end-glue-point="4" svg:d="M13541 7297h928v725" svg:viewBox="0 0 930 727"><text:p/></draw:connector><draw:custom-shape draw:style-name="gr28" draw:text-style-name="P41" xml:id="id9" draw:id="id9" svg:width="1.1157in" svg:height="0.9398in" svg:x="0.8161in" svg:y="5.311in"><text:p text:style-name="P30"><text:span text:style-name="T26">SW 1</text:span></text:p><text:p text:style-name="P30"><text:span text:style-name="T26">No <text:s text:c="2"/>Yes</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10" draw:text-style-name="P43" svg:x1="1.9311in" svg:y1="5.7811in" svg:x2="2.2862in" svg:y2="5.9461in" draw:start-shape="id9" draw:start-glue-point="7" draw:end-shape="id10" draw:end-glue-point="6" svg:d="M4905 4275h249v419h653" svg:viewBox="0 0 903 422"><text:p/></draw:connector><draw:connector draw:style-name="gr10" draw:text-style-name="P43" svg:x1="4.2165in" svg:y1="6.9709in" svg:x2="3.5681in" svg:y2="5.9465in" draw:start-shape="id7" draw:start-glue-point="5" draw:end-shape="id10" draw:end-glue-point="9" svg:d="M10710 7297h-615v-2602h-1032" svg:viewBox="0 0 1649 2604"><text:p/></draw:connector><draw:connector draw:style-name="gr10" draw:text-style-name="P43" svg:x1="2.9283in" svg:y1="6.2925in" svg:x2="2.7071in" svg:y2="6.9169in" draw:start-shape="id10" draw:start-glue-point="8" draw:end-shape="id6" draw:end-glue-point="5" svg:d="M7438 5574v792h-562v794" svg:viewBox="0 0 564 1588"><text:p/></draw:connector><draw:frame draw:style-name="gr19" draw:text-style-name="P40" svg:width="2.637in" svg:height="0.3142in" svg:x="0.0311in" svg:y="2.3508in"><draw:text-box><text:p text:style-name="P36"><text:span text:style-name="T26">\ 04 ZZ VV 00 → \ 82 ZZ VV SS</text:span></text:p></draw:text-box></draw:frame><draw:connector draw:style-name="gr10" draw:text-style-name="P34" draw:line-skew="-0.1949in" svg:x1="1.45in" svg:y1="3.7028in" svg:x2="2.4362in" svg:y2="2.8051in" draw:start-shape="id11" draw:start-glue-point="7" draw:end-shape="id12" draw:end-glue-point="6" svg:d="M3683-1005h554v-2280h1951" svg:viewBox="0 0 2506 2282"><text:p/></draw:connector><draw:connector draw:style-name="gr10" draw:text-style-name="P34" svg:x1="2.3811in" svg:y1="4.6563in" svg:x2="1.3736in" svg:y2="5.3114in" draw:start-shape="id13" draw:start-glue-point="5" draw:end-shape="id9" draw:end-glue-point="4" svg:d="M6048 1418h-2559v1664" svg:viewBox="0 0 2561 1665"><text:p/></draw:connector><draw:connector draw:style-name="gr10" draw:text-style-name="P34" draw:line-skew="0in 0.1319in" svg:x1="0.8161in" svg:y1="5.7815in" svg:x2="5.139in" svg:y2="5.2in" draw:start-shape="id9" draw:start-glue-point="5" draw:end-shape="id14" draw:end-glue-point="6" svg:d="M2073 4276h-501v-1362h7408v-115h4073" svg:viewBox="0 0 11483 1478"><text:p/></draw:connector><draw:line draw:style-name="gr11" draw:text-style-name="P35" svg:x1="4.1311in" svg:y1="6.7457in" svg:x2="4.1311in" svg:y2="6.35in"><text:p/></draw:line><draw:line draw:style-name="gr11" draw:text-style-name="P35" svg:x1="1.7594in" svg:y1="5.0953in" svg:x2="2.25in" svg:y2="5.0953in"><text:p/></draw:line><draw:connector draw:style-name="gr10" draw:text-style-name="P34" svg:x1="3.0783in" svg:y1="3.1512in" svg:x2="3.8709in" svg:y2="3.5059in" draw:start-shape="id12" draw:start-glue-point="8" draw:end-shape="id15" draw:end-glue-point="4" svg:d="M7819-2406v452h2013v449" svg:viewBox="0 0 2014 903"><text:p/></draw:connector><draw:connector draw:style-name="gr10" draw:text-style-name="P34" svg:x1="3.5811in" svg:y1="3.7531in" svg:x2="2.8811in" svg:y2="3.7039in" draw:start-shape="id15" draw:start-glue-point="6" draw:end-shape="id16" draw:end-glue-point="10" svg:d="M9096-877h-887v-125h-891" svg:viewBox="0 0 1780 127"><text:p/></draw:connector><draw:connector draw:style-name="gr10" draw:text-style-name="P34" draw:line-skew="-0.274in" svg:x1="5.5854in" svg:y1="4.85in" svg:x2="3.8709in" svg:y2="4.0004in" draw:start-shape="id14" draw:start-glue-point="4" draw:end-shape="id15" draw:end-glue-point="8" svg:d="M14187 1910v-1774h-4355v-385" svg:viewBox="0 0 4357 2161"><text:p/></draw:connector><draw:custom-shape draw:style-name="gr29" draw:text-style-name="P32" xml:id="id17" draw:id="id17" svg:width="1.1004in" svg:height="0.8004in" svg:x="4.6311in" svg:y="5.5508in"><text:p text:style-name="P30"><text:span text:style-name="T24">WHATSUP</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10" draw:text-style-name="P34" svg:x1="3.5681in" svg:y1="5.9465in" svg:x2="4.6311in" svg:y2="5.9508in" draw:start-shape="id10" draw:start-glue-point="9" draw:end-shape="id17" draw:end-glue-point="6" svg:d="M9063 4695h1559v11h1141" svg:viewBox="0 0 2702 12"><text:p/></draw:connector><draw:connector draw:style-name="gr10" draw:text-style-name="P34" svg:x1="5.1811in" svg:y1="6.3508in" svg:x2="4.7744in" svg:y2="6.5008in" draw:start-shape="id17" draw:start-glue-point="8" draw:end-shape="id7" draw:end-glue-point="4" svg:d="M13160 5722v191h-1033v190" svg:viewBox="0 0 1035 383"><text:p/></draw:connector><draw:connector draw:style-name="gr10" draw:text-style-name="P34" svg:x1="3.1563in" svg:y1="0.7933in" svg:x2="3.3681in" svg:y2="0.9583in" draw:start-shape="id18" draw:start-glue-point="6" draw:end-shape="id4" draw:end-glue-point="4" svg:d="M8017-8395v210h538v209" svg:viewBox="0 0 540 422"><text:p/></draw:connector><draw:custom-shape draw:style-name="gr30" draw:text-style-name="P41" xml:id="id16" draw:id="id16" svg:width="0.9795in" svg:height="0.7949in" svg:x="1.902in" svg:y="3.3063in"><text:p text:style-name="P30"><text:span text:style-name="T26">ISSUE</text:span></text:p><text:p text:style-name="P30"><text:span text:style-name="T26">OPEN</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1" draw:text-style-name="P35" svg:x1="3.4772in" svg:y1="3.55in" svg:x2="3.0311in" svg:y2="3.55in"><text:p/></draw:line><draw:connector draw:style-name="gr10" draw:text-style-name="P34" svg:x1="3.1898in" svg:y1="1.6512in" svg:x2="3.239in" svg:y2="2.4587in" draw:start-shape="id4" draw:start-glue-point="8" draw:end-shape="id12" draw:end-glue-point="4" svg:d="M8102-6216v1025h125v1026" svg:viewBox="0 0 127 2053"><text:p/></draw:connector><draw:connector draw:style-name="gr10" draw:text-style-name="P34" draw:line-skew="0in 0.0472in" svg:x1="3.6307in" svg:y1="4.6563in" svg:x2="5.2693in" svg:y2="4.9524in" draw:start-shape="id13" draw:start-glue-point="7" draw:end-shape="id14" draw:end-glue-point="5" svg:d="M9222 1418h1915v111h2247v641" svg:viewBox="0 0 4165 753"><text:p/></draw:connector><draw:line draw:style-name="gr11" draw:text-style-name="P35" svg:x1="3.8311in" svg:y1="4.85in" svg:x2="4.3217in" svg:y2="4.85in"><text:p/></draw:line><draw:line draw:style-name="gr11" draw:text-style-name="P35" svg:x1="3.9811in" svg:y1="5.8in" svg:x2="4.4717in" svg:y2="5.8in"><text:p/></draw:line><draw:frame draw:style-name="gr31" draw:text-style-name="P39" svg:width="1.5504in" svg:height="0.2752in" svg:x="4.9311in" svg:y="7.85in"><draw:text-box><text:p text:style-name="P36"><text:span text:style-name="T28">Handled in QCAN2</text:span></text:p></draw:text-box></draw:frame><draw:connector draw:style-name="gr10" draw:text-style-name="P34" svg:x1="3.0063in" svg:y1="4.1614in" svg:x2="3.6661in" svg:y2="3.9283in" draw:start-shape="id13" draw:start-glue-point="4" draw:end-shape="id15" draw:end-glue-point="7" svg:d="M7636 161v-205h1676v-388" svg:viewBox="0 0 1677 594"><text:p/></draw:connector><draw:line draw:style-name="gr11" draw:text-style-name="P35" svg:x1="4.8906in" svg:y1="4in" svg:x2="4.3811in" svg:y2="4in"><text:p/></draw:line></draw:g></text:p>
      <text:p text:style-name="P4"/>
      <text:h text:style-name="P26" text:outline-level="2">Fixed equipment timings</text:h>
      <text:p text:style-name="Text_20_body"><text:s text:c="2"/><text:span text:style-name="T13">This is a short description of the fixed equipment control protocol response timing. There are various timings for different sections.</text:span></text:p>
      <text:list xml:id="list2889470911" text:style-name="L1">
        <text:list-item>
          <text:p text:style-name="P28">Switch state propagation</text:p>
        </text:list-item>
        <text:list-item>
          <text:p text:style-name="P28">Relay command propagation</text:p>
        </text:list-item>
        <text:list-item>
          <text:p text:style-name="P28">Relay state propagation</text:p>
        </text:list-item>
      </text:list>
      <text:h text:style-name="Heading_20_3" text:outline-level="3">Switch state propagation:</text:h>
      <text:p text:style-name="P8"><text:s text:c="3"/><text:span text:style-name="T13">From the change in switch state to the signal that arrives to the AGV QCAN2, the operation has several phases. 1.) Initiating switch status request; 2.) Broadcasting switch status; 3.) Injecting switch status request result to serial stream;</text:span></text:p>
      <text:h text:style-name="Heading_20_3" text:outline-level="3">Relay command propagation:</text:h>
      <text:p text:style-name="P9"><text:s text:c="3"/><text:span text:style-name="T13">From the relay change request to the signal that arrives to the FE QCAN2, the operation has several phases. 1.) Sending relay change request; 2.) Acting on the relay change request.</text:span></text:p>
      <text:h text:style-name="Heading_20_3" text:outline-level="3">Relay state propagation:</text:h>
      <text:p text:style-name="P7"><text:s text:c="3"/>From the change in <text:span text:style-name="T16">relay</text:span> state to the signal that arrives to the AGV QCAN2, the operation has several phases. <text:span text:style-name="T16">1</text:span>.) Broadcasting <text:span text:style-name="T16">relay </text:span>status <text:s/><text:span text:style-name="T16">2</text:span>.) Injecting <text:span text:style-name="T16">relay</text:span> status result <text:span text:style-name="T16">in</text:span>to <text:span text:style-name="T16">the </text:span>serial stream;</text:p>
      <text:p text:style-name="P7"><text:s text:c="2"/><text:span text:style-name="T17">Each phase in the above descriptions last a communication clock tick (appx. 300 ms each)</text:span></text:p>
      <text:p text:style-name="P7"><text:s/><text:span text:style-name="T17">The switch state propagation thus lasted 900 ms +- 2 ticks; This was deemed to be too long, so a caching mechanism is introduced. The SW state is broadcast on FE idle state, and the information is stored in a new table. (Much like the RF Table)</text:span></text:p>
      <text:p text:style-name="P16">Background:</text:p>
      <text:p text:style-name="P14"><text:s text:c="2"/>The idle time keep alive <text:span text:style-name="T15">packet </text:span>now contains the SW state and <text:span text:style-name="T15">R</text:span>elay state. The information is cached in a separate table, <text:span text:style-name="T15">and delivered on demand. The door table cache is updated on a one second periodicity, and expires in three seconds. By that time the regular door SW protocol delivers information, and the cache is discarded / ignored. </text:span></text:p>
      <text:p text:style-name="P14"><text:s text:c="2"/><text:span text:style-name="T14">SW Cache specification:</text:span></text:p>
      <text:p text:style-name="P14"><text:s text:c="3"/><text:span text:style-name="T14">Minimum latency 0 ms; max latency 1060 ms avg latency 530 ms for the broadcast.</text:span></text:p>
      <text:p text:style-name="P15"><text:tab/><text:tab/>(60 ms de-bounce + 1000 ms periodic update)</text:p>
      <text:p text:style-name="P14"><text:s text:c="2"/><text:span text:style-name="T14">Table size 32; oldest entry discarded if case of full table. The cache is applied to the stream immediately upon request. </text:span></text:p>
      <text:p text:style-name="P14"><text:s text:c="2"/><text:span text:style-name="T17">This allows the AGV QCAN2 to deliver immediate SW status response.</text:span></text:p>
      <text:h text:style-name="Heading_20_2" text:outline-level="2"><text:soft-page-break/>General Timing parameters:</text:h>
      <text:p text:style-name="Text_20_body"><text:s text:c="2"/><text:span text:style-name="T17">The timing of the QCAN2 has constant elements, variable elements and random elements. This is due the fact, that actions concerning a common resource (like FE) need to be staggered in time. That way, the likelihood of competing occurrences / events is diminished.</text:span></text:p>
      <text:p text:style-name="P18"><text:s text:c="2"/>The QCAN2 state machine, in its simplified form consists of the following states:</text:p>
      <table:table table:name="Table1" table:style-name="Table1">
        <table:table-column table:style-name="Table1.A"/>
        <table:table-column table:style-name="Table1.B"/>
        <table:table-row>
          <table:table-cell table:style-name="Table1.A1" office:value-type="string">
            <text:p text:style-name="P17">State</text:p>
          </table:table-cell>
          <table:table-cell table:style-name="Table1.B1" office:value-type="string">
            <text:p text:style-name="P11">Timing</text:p>
          </table:table-cell>
        </table:table-row>
        <table:table-row>
          <table:table-cell table:style-name="Table1.A2" office:value-type="string">
            <text:p text:style-name="P18">QCAN_STATUS_IDLE </text:p>
          </table:table-cell>
          <table:table-cell table:style-name="Table1.B2" office:value-type="string">
            <text:p text:style-name="P10">Indefinite** </text:p>
          </table:table-cell>
        </table:table-row>
        <table:table-row>
          <table:table-cell table:style-name="Table1.A2" office:value-type="string">
            <text:p text:style-name="P18"><text:s text:c="8"/>QCAN_STATUS_EVAL</text:p>
          </table:table-cell>
          <table:table-cell table:style-name="Table1.B2" office:value-type="string">
            <text:p text:style-name="P21">EVAL_TIME <text:span text:style-name="T18">+ rand( </text:span>EVAL_TIME / <text:span text:style-name="T18">2)</text:span></text:p>
          </table:table-cell>
        </table:table-row>
        <table:table-row>
          <table:table-cell table:style-name="Table1.A2" office:value-type="string">
            <text:p text:style-name="P5"><text:s text:c="21"/>QCAN_STATUS_BULLY</text:p>
            <text:p text:style-name="P18"><text:tab/><text:tab/>QCAN_STATUS_WAIT<text:tab/></text:p>
          </table:table-cell>
          <table:table-cell table:style-name="Table1.B2" office:value-type="string">
            <text:p text:style-name="P10">Indefinite** </text:p>
            <text:p text:style-name="P12">Decision based <text:span text:style-name="T20">on </text:span>other AGV<text:span text:style-name="T20">s</text:span> positions</text:p>
          </table:table-cell>
        </table:table-row>
        <table:table-row>
          <table:table-cell table:style-name="Table1.A2" office:value-type="string">
            <text:p text:style-name="P18"><text:s text:c="28"/>QCAN_STATUS_RELEASE</text:p>
          </table:table-cell>
          <table:table-cell table:style-name="Table1.B2" office:value-type="string">
            <text:p text:style-name="P21">RELE_TIME <text:span text:style-name="T18">+ rand(</text:span>RELE_TIME / <text:span text:style-name="T18">2) or </text:span>FE_RELE_TIME <text:span text:style-name="T18">+ rand(</text:span>FE_RELE_TIME / <text:span text:style-name="T18">2)</text:span></text:p>
          </table:table-cell>
        </table:table-row>
        <table:table-row>
          <table:table-cell table:style-name="Table1.A2" office:value-type="string">
            <text:p text:style-name="P19"><text:s text:c="35"/>QCAN_STATUS_IDLE</text:p>
          </table:table-cell>
          <table:table-cell table:style-name="Table1.B2" office:value-type="string">
            <text:p text:style-name="P10">Indefinite** <text:s/>Loop back</text:p>
          </table:table-cell>
        </table:table-row>
      </table:table>
      <text:p text:style-name="P13">Indefinite** No timing constraint, AGV signals the Beginning / End</text:p>
      <text:p text:style-name="P13"/>
      <text:p text:style-name="Text_20_body"><text:s text:c="2"/>The states in the chart above cycle from the beginning to the end and loop back to the beginning. This simplified chart contains only the case <text:span text:style-name="T20">state: </text:span>“all is <text:span text:style-name="T20">a </text:span>go”, which we call the ‘YES ROUTE’. Timing for <text:span text:style-name="T20">all</text:span> other case<text:span text:style-name="T20">s</text:span> can be derived from <text:span text:style-name="T20">the above </text:span>graph.</text:p>
      <text:p text:style-name="P20">#define EVAL_TIME <text:s text:c="6"/>500 <text:s text:c="4"/>// How long to wait for bully resolution (ms)<text:line-break/>#define RELE_TIME <text:s text:c="6"/>500 <text:s text:c="4"/>// How long to pump IN release messages (ms)<text:line-break/>#define FE_RELE_TIME <text:s text:c="3"/>600 <text:s text:c="4"/>// How long to pump FE release messages (ms)<text:line-break/>#define CR_RELE_TIME <text:s text:c="3"/>600 <text:s text:c="4"/>// How long to pump CR release messages (ms)<text:line-break/>#define REZ_RELE_TIME <text:s text:c="2"/>800 <text:s text:c="4"/>// How long to pump release on abrupt zone (ms)<text:line-break/>#define DUPBULLY_TIMER <text:s/>300 <text:s text:c="4"/>// The time between two bully evaluations (ms)<text:line-break/>#define WHATSUP_TIMER <text:s text:c="2"/>300 <text:s text:c="4"/>// The time between two whatsup queries (ms)</text:p>
      <text:h text:style-name="Heading_20_2" text:outline-level="2">Summary of door controller timing:</text:h>
      <text:p text:style-name="Text_20_body"><text:s text:c="2"/><text:span text:style-name="T19">The switch status shows up in sub-second timing, the relay status shows up within 1 .. to .. 2 second delay. The relay command <text:s/>takes effect in 0.3 to 0.9 second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Arial" svg:font-family="Arial" style:font-family-generic="roman" style:font-pitch="variable"/>
    <style:font-face style:name="Arial, sans-serif" svg:font-family="'Arial, sans-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31T11:28:56.729056497</meta:creation-date>
    <dc:date>2020-09-22T12:29:58.330327241</dc:date>
    <meta:editing-duration>PT4H19M35S</meta:editing-duration>
    <meta:editing-cycles>43</meta:editing-cycles>
    <meta:generator>LibreOffice/6.4.5.2$Linux_X86_64 LibreOffice_project/40$Build-2</meta:generator>
    <meta:document-statistic meta:table-count="1" meta:image-count="0" meta:object-count="0" meta:page-count="4" meta:paragraph-count="60" meta:word-count="1011" meta:character-count="6297" meta:non-whitespace-character-count="5117"/>
  </office:meta>
</office:document-meta>
</file>